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553c8" officeooo:paragraph-rsid="002553c8"/>
    </style:style>
    <style:style style:name="P2" style:family="paragraph" style:parent-style-name="Text_20_body">
      <style:text-properties officeooo:rsid="002553c8" officeooo:paragraph-rsid="00279dbb"/>
    </style:style>
    <style:style style:name="P3" style:family="paragraph" style:parent-style-name="Title">
      <style:text-properties officeooo:rsid="00279dbb" officeooo:paragraph-rsid="00279dbb"/>
    </style:style>
    <style:style style:name="P4" style:family="paragraph" style:parent-style-name="List_20_Paragraph" style:list-style-name="WWNum1">
      <style:text-properties fo:language="fr" fo:country="CH" officeooo:paragraph-rsid="00279dbb"/>
    </style:style>
    <style:style style:name="P5" style:family="paragraph" style:parent-style-name="List_20_Paragraph" style:list-style-name="WWNum1">
      <style:text-properties fo:language="en" fo:country="US" officeooo:paragraph-rsid="0028590b"/>
    </style:style>
    <style:style style:name="P6" style:family="paragraph" style:parent-style-name="List_20_Paragraph" style:list-style-name="WWNum1">
      <style:text-properties fo:language="en" fo:country="US" officeooo:rsid="0028590b" officeooo:paragraph-rsid="0028590b"/>
    </style:style>
    <style:style style:name="P7" style:family="paragraph" style:parent-style-name="List_20_Paragraph" style:list-style-name="WWNum1">
      <style:text-properties officeooo:paragraph-rsid="0028590b"/>
    </style:style>
    <style:style style:name="T1" style:family="text">
      <style:text-properties officeooo:rsid="00265a90"/>
    </style:style>
    <style:style style:name="T2" style:family="text">
      <style:text-properties officeooo:rsid="002709d5"/>
    </style:style>
    <style:style style:name="T3" style:family="text">
      <style:text-properties officeooo:rsid="00279db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8590b"/>
    </style:style>
    <style:style style:name="T6" style:family="text">
      <style:text-properties fo:language="en" fo:country="US" officeooo:rsid="002a3424"/>
    </style:style>
    <style:style style:name="T7" style:family="text">
      <style:text-properties officeooo:rsid="00282236"/>
    </style:style>
    <style:style style:name="T8" style:family="text">
      <style:text-properties officeooo:rsid="0028590b"/>
    </style:style>
    <style:style style:name="T9" style:family="text">
      <style:text-properties officeooo:rsid="002a34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lt Presentation:</text:p>
      <text:p text:style-name="P1"><text:span text:style-name="T3">Done i</text:span>n chronological order:</text:p>
      <text:p text:style-name="P1">- Matlab code to find the task space and metrics for 4-propellers tilt-rotors drones.</text:p>
      <text:p text:style-name="P1">- Matlab code to find the task space and metrics for n-propellers <text:s/>tilt-rotors drones.</text:p>
      <text:p text:style-name="P1">- Matlab code to find the optimal drone design for a specified number of rotors.</text:p>
      <text:p text:style-name="P1">- <text:span text:style-name="T1">Obtained different result for different cost functions</text:span></text:p>
      <text:p text:style-name="P1">- <text:span text:style-name="T2">Simulated result in ROS</text:span></text:p>
      <text:p text:style-name="P1">- <text:span text:style-name="T2">Build a GUI for <text:s/>the optimization tool</text:span></text:p>
      <text:p text:style-name="P2"><text:span text:style-name="T3">What to present</text:span>:</text:p>
      <text:list xml:id="list8333599064955559516" text:style-name="WWNum1">
        <text:list-item>
          <text:p text:style-name="P4"><text:span text:style-name="T3">Introduction(Intro, Pb presentation, </text:span>Literature review, <text:span text:style-name="T7">Goal) ~2</text:span></text:p>
        </text:list-item>
        <text:list-item>
          <text:p text:style-name="P5">Define morphology optimization problem <text:span text:style-name="T9">~2</text:span></text:p>
        </text:list-item>
        <text:list-item>
          <text:p text:style-name="P6">Modelling <text:span text:style-name="T9">~4,6</text:span></text:p>
        </text:list-item>
        <text:list-item>
          <text:p text:style-name="P5"><text:span text:style-name="T8">Results (o</text:span>btain<text:span text:style-name="T8">ed</text:span> solutions<text:span text:style-name="T8">)~5,8</text:span></text:p>
        </text:list-item>
        <text:list-item>
          <text:p text:style-name="P7"><text:span text:style-name="T5">Evaluate results (</text:span><text:span text:style-name="T4">Verify solution in simulation</text:span><text:span text:style-name="T5">) / Simulation results</text:span><text:span text:style-name="T6"> ~6,10</text:span></text:p>
        </text:list-item>
        <text:list-item>
          <text:p text:style-name="P7"><text:span text:style-name="T5">Conclusion &amp; future work </text:span><text:span text:style-name="T6">~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8-22T15:33:17.621506912</dc:date>
    <meta:editing-duration>PT3H16M3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11" meta:character-count="695" meta:non-whitespace-character-count="603"/>
  </office:meta>
</office:document-meta>
</file>